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465in"/>
    </style:style>
    <style:style style:name="co3" style:family="table-column">
      <style:table-column-properties fo:break-before="auto" style:column-width="1.2008in"/>
    </style:style>
    <style:style style:name="co4" style:family="table-column">
      <style:table-column-properties fo:break-before="auto" style:column-width="0.9in"/>
    </style:style>
    <style:style style:name="co5" style:family="table-column">
      <style:table-column-properties fo:break-before="auto" style:column-width="0.836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>
            <text:p>nodes</text:p>
          </table:table-cell>
          <table:table-cell office:value-type="string">
            <text:p>process/node</text:p>
          </table:table-cell>
          <table:table-cell office:value-type="string">
            <text:p>i_max</text:p>
          </table:table-cell>
          <table:table-cell office:value-type="string">
            <text:p>t_max</text:p>
          </table:table-cell>
          <table:table-cell office:value-type="string">
            <text:p>time</text:p>
          </table:table-cell>
          <table:table-cell office:value-type="string">
            <text:p>speedup</text:p>
          </table:table-cell>
        </table:table-row>
        <table:table-row table:style-name="ro1">
          <table:table-cell office:value-type="string">
            <text:p>10^3</text:p>
          </table:table-cell>
          <table:table-cell table:number-columns-repeated="2"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10000000">
            <text:p>10000000</text:p>
          </table:table-cell>
          <table:table-cell office:value-type="float" office:value="24.0458">
            <text:p>24.0458</text:p>
          </table:table-cell>
          <table:table-cell table:formula="of:=[.F2]/[.F2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 office:value-type="float" office:value="10000000">
            <text:p>10000000</text:p>
          </table:table-cell>
          <table:table-cell office:value-type="float" office:value="21.6716">
            <text:p>21.6716</text:p>
          </table:table-cell>
          <table:table-cell table:formula="of:=[.F2]/[.F3]" office:value-type="float" office:value="1.10955351704535">
            <text:p>1.109553517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float" office:value="10000000">
            <text:p>10000000</text:p>
          </table:table-cell>
          <table:table-cell office:value-type="float" office:value="23.4583">
            <text:p>23.4583</text:p>
          </table:table-cell>
          <table:table-cell table:formula="of:=[.F2]/[.F4]" office:value-type="float" office:value="1.02504444056048">
            <text:p>1.0250444406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000">
            <text:p>1000</text:p>
          </table:table-cell>
          <table:table-cell office:value-type="float" office:value="10000000">
            <text:p>10000000</text:p>
          </table:table-cell>
          <table:table-cell office:value-type="float" office:value="26.1253">
            <text:p>26.1253</text:p>
          </table:table-cell>
          <table:table-cell table:formula="of:=[.F2]/[.F5]" office:value-type="float" office:value="0.92040282791011">
            <text:p>0.9204028279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office:value-type="float" office:value="10000000">
            <text:p>10000000</text:p>
          </table:table-cell>
          <table:table-cell office:value-type="float" office:value="23.9193">
            <text:p>23.9193</text:p>
          </table:table-cell>
          <table:table-cell table:formula="of:=[.F2]/[.F6]" office:value-type="float" office:value="1.00528861630566">
            <text:p>1.005288616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10000000">
            <text:p>10000000</text:p>
          </table:table-cell>
          <table:table-cell office:value-type="float" office:value="24.0454">
            <text:p>24.0454</text:p>
          </table:table-cell>
          <table:table-cell table:formula="of:=[.F8]/[.F8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10000000">
            <text:p>10000000</text:p>
          </table:table-cell>
          <table:table-cell office:value-type="float" office:value="28.8855">
            <text:p>28.8855</text:p>
          </table:table-cell>
          <table:table-cell table:formula="of:=[.F8]/[.F9]" office:value-type="float" office:value="0.832438420660885">
            <text:p>0.8324384207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10000000">
            <text:p>10000000</text:p>
          </table:table-cell>
          <table:table-cell office:value-type="float" office:value="28.7328">
            <text:p>28.7328</text:p>
          </table:table-cell>
          <table:table-cell table:formula="of:=[.F8]/[.F10]" office:value-type="float" office:value="0.836862401158258">
            <text:p>0.8368624012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10000000">
            <text:p>10000000</text:p>
          </table:table-cell>
          <table:table-cell office:value-type="float" office:value="30.7782">
            <text:p>30.7782</text:p>
          </table:table-cell>
          <table:table-cell table:formula="of:=[.F8]/[.F11]" office:value-type="float" office:value="0.78124776627613">
            <text:p>0.7812477663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10000000">
            <text:p>10000000</text:p>
          </table:table-cell>
          <table:table-cell office:value-type="float" office:value="25.7905">
            <text:p>25.7905</text:p>
          </table:table-cell>
          <table:table-cell table:formula="of:=[.F8]/[.F12]" office:value-type="float" office:value="0.932335549911789">
            <text:p>0.932335549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10000000">
            <text:p>10000000</text:p>
          </table:table-cell>
          <table:table-cell office:value-type="float" office:value="24.0444">
            <text:p>24.0444</text:p>
          </table:table-cell>
          <table:table-cell table:formula="of:=[.F14]/[.F1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office:value-type="float" office:value="10000000">
            <text:p>10000000</text:p>
          </table:table-cell>
          <table:table-cell office:value-type="float" office:value="28.9116">
            <text:p>28.9116</text:p>
          </table:table-cell>
          <table:table-cell table:formula="of:=[.F14]/[.F15]" office:value-type="float" office:value="0.831652347154775">
            <text:p>0.8316523472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office:value-type="float" office:value="10000000">
            <text:p>10000000</text:p>
          </table:table-cell>
          <table:table-cell office:value-type="float" office:value="26.899">
            <text:p>26.899</text:p>
          </table:table-cell>
          <table:table-cell table:formula="of:=[.F14]/[.F16]" office:value-type="float" office:value="0.893877095802818">
            <text:p>0.8938770958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office:value-type="float" office:value="10000000">
            <text:p>10000000</text:p>
          </table:table-cell>
          <table:table-cell office:value-type="float" office:value="31.9466">
            <text:p>31.9466</text:p>
          </table:table-cell>
          <table:table-cell table:formula="of:=[.F14]/[.F17]" office:value-type="float" office:value="0.752643473796899">
            <text:p>0.7526434738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office:value-type="float" office:value="10000000">
            <text:p>10000000</text:p>
          </table:table-cell>
          <table:table-cell office:value-type="float" office:value="28.0644">
            <text:p>28.0644</text:p>
          </table:table-cell>
          <table:table-cell table:formula="of:=[.F14]/[.F18]" office:value-type="float" office:value="0.856758027964254">
            <text:p>0.856758028</text:p>
          </table:table-cell>
        </table:table-row>
        <table:table-row table:style-name="ro1">
          <table:table-cell/>
          <table:table-cell table:number-columns-repeated="2" office:value-type="float" office:value="8">
            <text:p>8</text:p>
          </table:table-cell>
          <table:table-cell office:value-type="float" office:value="1000">
            <text:p>1000</text:p>
          </table:table-cell>
          <table:table-cell office:value-type="float" office:value="10000000">
            <text:p>10000000</text:p>
          </table:table-cell>
          <table:table-cell office:value-type="float" office:value="30.9006">
            <text:p>30.9006</text:p>
          </table:table-cell>
          <table:table-cell table:formula="of:=[.F14]/[.F19]" office:value-type="float" office:value="0.778120813188093">
            <text:p>0.7781208132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office:value-type="string">
            <text:p>10^4</text:p>
          </table:table-cell>
          <table:table-cell table:number-columns-repeated="2" office:value-type="float" office:value="1">
            <text:p>1</text:p>
          </table:table-cell>
          <table:table-cell office:value-type="float" office:value="10000">
            <text:p>10000</text:p>
          </table:table-cell>
          <table:table-cell office:value-type="float" office:value="2000000">
            <text:p>2000000</text:p>
          </table:table-cell>
          <table:table-cell office:value-type="float" office:value="50.0554">
            <text:p>50.0554</text:p>
          </table:table-cell>
          <table:table-cell table:formula="of:=[.F21]/[.F21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000">
            <text:p>10000</text:p>
          </table:table-cell>
          <table:table-cell office:value-type="float" office:value="2000000">
            <text:p>2000000</text:p>
          </table:table-cell>
          <table:table-cell office:value-type="float" office:value="27.5166">
            <text:p>27.5166</text:p>
          </table:table-cell>
          <table:table-cell table:formula="of:=[.F21]/[.F22]" office:value-type="float" office:value="1.81909828975964">
            <text:p>1.8190982898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000">
            <text:p>10000</text:p>
          </table:table-cell>
          <table:table-cell office:value-type="float" office:value="2000000">
            <text:p>2000000</text:p>
          </table:table-cell>
          <table:table-cell office:value-type="float" office:value="17.2545">
            <text:p>17.2545</text:p>
          </table:table-cell>
          <table:table-cell table:formula="of:=[.F21]/[.F23]" office:value-type="float" office:value="2.90100553478803">
            <text:p>2.9010055348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0000">
            <text:p>10000</text:p>
          </table:table-cell>
          <table:table-cell office:value-type="float" office:value="2000000">
            <text:p>2000000</text:p>
          </table:table-cell>
          <table:table-cell office:value-type="float" office:value="13.5865">
            <text:p>13.5865</text:p>
          </table:table-cell>
          <table:table-cell table:formula="of:=[.F21]/[.F24]" office:value-type="float" office:value="3.6842012291613">
            <text:p>3.6842012292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000">
            <text:p>10000</text:p>
          </table:table-cell>
          <table:table-cell office:value-type="float" office:value="2000000">
            <text:p>2000000</text:p>
          </table:table-cell>
          <table:table-cell office:value-type="float" office:value="11.3439">
            <text:p>11.3439</text:p>
          </table:table-cell>
          <table:table-cell table:formula="of:=[.F21]/[.F25]" office:value-type="float" office:value="4.41253889755728">
            <text:p>4.412538897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office:value-type="float" office:value="10000">
            <text:p>10000</text:p>
          </table:table-cell>
          <table:table-cell office:value-type="float" office:value="2000000">
            <text:p>2000000</text:p>
          </table:table-cell>
          <table:table-cell office:value-type="float" office:value="50.0212">
            <text:p>50.0212</text:p>
          </table:table-cell>
          <table:table-cell table:formula="of:=[.F27]/[.F27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000">
            <text:p>10000</text:p>
          </table:table-cell>
          <table:table-cell office:value-type="float" office:value="2000000">
            <text:p>2000000</text:p>
          </table:table-cell>
          <table:table-cell office:value-type="float" office:value="28.8249">
            <text:p>28.8249</text:p>
          </table:table-cell>
          <table:table-cell table:formula="of:=[.F27]/[.F28]" office:value-type="float" office:value="1.73534687024066">
            <text:p>1.7353468702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000">
            <text:p>10000</text:p>
          </table:table-cell>
          <table:table-cell office:value-type="float" office:value="2000000">
            <text:p>2000000</text:p>
          </table:table-cell>
          <table:table-cell office:value-type="float" office:value="17.6956">
            <text:p>17.6956</text:p>
          </table:table-cell>
          <table:table-cell table:formula="of:=[.F27]/[.F29]" office:value-type="float" office:value="2.826759194376">
            <text:p>2.8267591944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0000">
            <text:p>10000</text:p>
          </table:table-cell>
          <table:table-cell office:value-type="float" office:value="2000000">
            <text:p>2000000</text:p>
          </table:table-cell>
          <table:table-cell office:value-type="float" office:value="14.3962">
            <text:p>14.3962</text:p>
          </table:table-cell>
          <table:table-cell table:formula="of:=[.F27]/[.F30]" office:value-type="float" office:value="3.47461135577444">
            <text:p>3.4746113558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000">
            <text:p>10000</text:p>
          </table:table-cell>
          <table:table-cell office:value-type="float" office:value="2000000">
            <text:p>2000000</text:p>
          </table:table-cell>
          <table:table-cell office:value-type="float" office:value="11.6918">
            <text:p>11.6918</text:p>
          </table:table-cell>
          <table:table-cell table:formula="of:=[.F27]/[.F31]" office:value-type="float" office:value="4.27831471629689">
            <text:p>4.278314716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office:value-type="float" office:value="10000">
            <text:p>10000</text:p>
          </table:table-cell>
          <table:table-cell office:value-type="float" office:value="10000000">
            <text:p>10000000</text:p>
          </table:table-cell>
          <table:table-cell office:value-type="float" office:value="249.419">
            <text:p>249.419</text:p>
          </table:table-cell>
          <table:table-cell table:formula="of:=[.F33]/[.F33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000">
            <text:p>10000</text:p>
          </table:table-cell>
          <table:table-cell office:value-type="float" office:value="10000000">
            <text:p>10000000</text:p>
          </table:table-cell>
          <table:table-cell office:value-type="float" office:value="57.6903">
            <text:p>57.6903</text:p>
          </table:table-cell>
          <table:table-cell table:formula="of:=[.F33]/[.F34]" office:value-type="float" office:value="4.32341312144329">
            <text:p>4.3234131214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000">
            <text:p>10000</text:p>
          </table:table-cell>
          <table:table-cell office:value-type="float" office:value="10000000">
            <text:p>10000000</text:p>
          </table:table-cell>
          <table:table-cell office:value-type="float" office:value="49.5422">
            <text:p>49.5422</text:p>
          </table:table-cell>
          <table:table-cell table:formula="of:=[.F33]/[.F35]" office:value-type="float" office:value="5.03447565913504">
            <text:p>5.0344756591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0000">
            <text:p>10000</text:p>
          </table:table-cell>
          <table:table-cell office:value-type="float" office:value="10000000">
            <text:p>10000000</text:p>
          </table:table-cell>
          <table:table-cell office:value-type="float" office:value="44.0141">
            <text:p>44.0141</text:p>
          </table:table-cell>
          <table:table-cell table:formula="of:=[.F33]/[.F36]" office:value-type="float" office:value="5.66679768528722">
            <text:p>5.6667976853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000">
            <text:p>10000</text:p>
          </table:table-cell>
          <table:table-cell office:value-type="float" office:value="10000000">
            <text:p>10000000</text:p>
          </table:table-cell>
          <table:table-cell office:value-type="float" office:value="39.864">
            <text:p>39.864</text:p>
          </table:table-cell>
          <table:table-cell table:formula="of:=[.F33]/[.F37]" office:value-type="float" office:value="6.25674794300622">
            <text:p>6.256747943</text:p>
          </table:table-cell>
        </table:table-row>
        <table:table-row table:style-name="ro1">
          <table:table-cell/>
          <table:table-cell table:number-columns-repeated="2" office:value-type="float" office:value="8">
            <text:p>8</text:p>
          </table:table-cell>
          <table:table-cell office:value-type="float" office:value="10000">
            <text:p>10000</text:p>
          </table:table-cell>
          <table:table-cell office:value-type="float" office:value="10000000">
            <text:p>10000000</text:p>
          </table:table-cell>
          <table:table-cell office:value-type="float" office:value="39.7769">
            <text:p>39.7769</text:p>
          </table:table-cell>
          <table:table-cell table:formula="of:=[.F33]/[.F38]" office:value-type="float" office:value="6.27044842609655">
            <text:p>6.270448426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office:value-type="string">
            <text:p>10^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100000">
            <text:p>100000</text:p>
          </table:table-cell>
          <table:table-cell office:value-type="float" office:value="99.342">
            <text:p>99.342</text:p>
          </table:table-cell>
          <table:table-cell table:formula="of:=[.F40]/[.F40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00000">
            <text:p>100000</text:p>
          </table:table-cell>
          <table:table-cell office:value-type="float" office:value="85.9985">
            <text:p>85.9985</text:p>
          </table:table-cell>
          <table:table-cell table:formula="of:=[.F40]/[.F41]" office:value-type="float" office:value="1.15515968301773">
            <text:p>1.155159683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00000">
            <text:p>100000</text:p>
          </table:table-cell>
          <table:table-cell office:value-type="float" office:value="79.5124">
            <text:p>79.5124</text:p>
          </table:table-cell>
          <table:table-cell table:formula="of:=[.F40]/[.F42]" office:value-type="float" office:value="1.24939003224654">
            <text:p>1.2493900322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100000">
            <text:p>100000</text:p>
          </table:table-cell>
          <table:table-cell office:value-type="float" office:value="75.7374">
            <text:p>75.7374</text:p>
          </table:table-cell>
          <table:table-cell table:formula="of:=[.F40]/[.F43]" office:value-type="float" office:value="1.31166372228252">
            <text:p>1.3116637223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100000">
            <text:p>100000</text:p>
          </table:table-cell>
          <table:table-cell office:value-type="float" office:value="74.3524">
            <text:p>74.3524</text:p>
          </table:table-cell>
          <table:table-cell table:formula="of:=[.F40]/[.F44]" office:value-type="float" office:value="1.33609675007128">
            <text:p>1.336096750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100000">
            <text:p>100000</text:p>
          </table:table-cell>
          <table:table-cell office:value-type="float" office:value="99.3388">
            <text:p>99.3388</text:p>
          </table:table-cell>
          <table:table-cell table:formula="of:=[.F46]/[.F46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100000">
            <text:p>100000</text:p>
          </table:table-cell>
          <table:table-cell office:value-type="float" office:value="86.3076">
            <text:p>86.3076</text:p>
          </table:table-cell>
          <table:table-cell table:formula="of:=[.F46]/[.F47]" office:value-type="float" office:value="1.15098554472607">
            <text:p>1.1509855447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100000">
            <text:p>100000</text:p>
          </table:table-cell>
          <table:table-cell office:value-type="float" office:value="79.4648">
            <text:p>79.4648</text:p>
          </table:table-cell>
          <table:table-cell table:formula="of:=[.F46]/[.F48]" office:value-type="float" office:value="1.25009815666811">
            <text:p>1.2500981567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100000">
            <text:p>100000</text:p>
          </table:table-cell>
          <table:table-cell office:value-type="float" office:value="74.9484">
            <text:p>74.9484</text:p>
          </table:table-cell>
          <table:table-cell table:formula="of:=[.F46]/[.F49]" office:value-type="float" office:value="1.32542922864264">
            <text:p>1.3254292286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100000">
            <text:p>100000</text:p>
          </table:table-cell>
          <table:table-cell office:value-type="float" office:value="74.2394">
            <text:p>74.2394</text:p>
          </table:table-cell>
          <table:table-cell table:formula="of:=[.F46]/[.F50]" office:value-type="float" office:value="1.33808732290401">
            <text:p>1.338087322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100000">
            <text:p>100000</text:p>
          </table:table-cell>
          <table:table-cell office:value-type="float" office:value="101.767">
            <text:p>101.767</text:p>
          </table:table-cell>
          <table:table-cell table:formula="of:=[.F52]/[.F52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100000">
            <text:p>100000</text:p>
          </table:table-cell>
          <table:table-cell office:value-type="float" office:value="75.1796">
            <text:p>75.1796</text:p>
          </table:table-cell>
          <table:table-cell table:formula="of:=[.F52]/[.F53]" office:value-type="float" office:value="1.3536517885171">
            <text:p>1.3536517885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00000">
            <text:p>100000</text:p>
          </table:table-cell>
          <table:table-cell office:value-type="float" office:value="69.9115">
            <text:p>69.9115</text:p>
          </table:table-cell>
          <table:table-cell table:formula="of:=[.F52]/[.F54]" office:value-type="float" office:value="1.45565464909207">
            <text:p>1.4556546491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100000">
            <text:p>100000</text:p>
          </table:table-cell>
          <table:table-cell office:value-type="float" office:value="59.9705">
            <text:p>59.9705</text:p>
          </table:table-cell>
          <table:table-cell table:formula="of:=[.F52]/[.F55]" office:value-type="float" office:value="1.69695100090878">
            <text:p>1.6969510009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100000">
            <text:p>100000</text:p>
          </table:table-cell>
          <table:table-cell office:value-type="float" office:value="52.7023">
            <text:p>52.7023</text:p>
          </table:table-cell>
          <table:table-cell table:formula="of:=[.F52]/[.F56]" office:value-type="float" office:value="1.93097834439863">
            <text:p>1.9309783444</text:p>
          </table:table-cell>
        </table:table-row>
        <table:table-row table:style-name="ro1">
          <table:table-cell/>
          <table:table-cell table:number-columns-repeated="2" office:value-type="float" office:value="8">
            <text:p>8</text:p>
          </table:table-cell>
          <table:table-cell table:number-columns-repeated="2" office:value-type="float" office:value="100000">
            <text:p>100000</text:p>
          </table:table-cell>
          <table:table-cell office:value-type="float" office:value="45.2044">
            <text:p>45.2044</text:p>
          </table:table-cell>
          <table:table-cell table:formula="of:=[.F52]/[.F57]" office:value-type="float" office:value="2.25126315137464">
            <text:p>2.2512631514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office:value-type="string">
            <text:p>10^6</text:p>
          </table:table-cell>
          <table:table-cell table:number-columns-repeated="2"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20000">
            <text:p>20000</text:p>
          </table:table-cell>
          <table:table-cell office:value-type="float" office:value="61.0747">
            <text:p>61.0747</text:p>
          </table:table-cell>
          <table:table-cell table:formula="of:=[.F59]/[.F59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00000">
            <text:p>1000000</text:p>
          </table:table-cell>
          <table:table-cell office:value-type="float" office:value="20000">
            <text:p>20000</text:p>
          </table:table-cell>
          <table:table-cell office:value-type="float" office:value="30.0674">
            <text:p>30.0674</text:p>
          </table:table-cell>
          <table:table-cell table:formula="of:=[.F59]/[.F60]" office:value-type="float" office:value="2.03125976971737">
            <text:p>2.0312597697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00000">
            <text:p>1000000</text:p>
          </table:table-cell>
          <table:table-cell office:value-type="float" office:value="20000">
            <text:p>20000</text:p>
          </table:table-cell>
          <table:table-cell office:value-type="float" office:value="18.8298">
            <text:p>18.8298</text:p>
          </table:table-cell>
          <table:table-cell table:formula="of:=[.F59]/[.F61]" office:value-type="float" office:value="3.24351294225111">
            <text:p>3.2435129423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000000">
            <text:p>1000000</text:p>
          </table:table-cell>
          <table:table-cell office:value-type="float" office:value="20000">
            <text:p>20000</text:p>
          </table:table-cell>
          <table:table-cell office:value-type="float" office:value="16.4073">
            <text:p>16.4073</text:p>
          </table:table-cell>
          <table:table-cell table:formula="of:=[.F59]/[.F62]" office:value-type="float" office:value="3.72241014670299">
            <text:p>3.7224101467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00000">
            <text:p>1000000</text:p>
          </table:table-cell>
          <table:table-cell office:value-type="float" office:value="20000">
            <text:p>20000</text:p>
          </table:table-cell>
          <table:table-cell office:value-type="float" office:value="13.0334">
            <text:p>13.0334</text:p>
          </table:table-cell>
          <table:table-cell table:formula="of:=[.F59]/[.F63]" office:value-type="float" office:value="4.68601439378827">
            <text:p>4.686014393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20000">
            <text:p>20000</text:p>
          </table:table-cell>
          <table:table-cell office:value-type="float" office:value="62.2643">
            <text:p>62.2643</text:p>
          </table:table-cell>
          <table:table-cell table:formula="of:=[.F65]/[.F65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20000">
            <text:p>20000</text:p>
          </table:table-cell>
          <table:table-cell office:value-type="float" office:value="28.6747">
            <text:p>28.6747</text:p>
          </table:table-cell>
          <table:table-cell table:formula="of:=[.F65]/[.F66]" office:value-type="float" office:value="2.17140196758815">
            <text:p>2.1714019676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20000">
            <text:p>20000</text:p>
          </table:table-cell>
          <table:table-cell office:value-type="float" office:value="14.6236">
            <text:p>14.6236</text:p>
          </table:table-cell>
          <table:table-cell table:formula="of:=[.F65]/[.F67]" office:value-type="float" office:value="4.25779561804207">
            <text:p>4.257795618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20000">
            <text:p>20000</text:p>
          </table:table-cell>
          <table:table-cell office:value-type="float" office:value="10.4811">
            <text:p>10.4811</text:p>
          </table:table-cell>
          <table:table-cell table:formula="of:=[.F65]/[.F68]" office:value-type="float" office:value="5.94062646096307">
            <text:p>5.940626461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20000">
            <text:p>20000</text:p>
          </table:table-cell>
          <table:table-cell office:value-type="float" office:value="8.10522">
            <text:p>8.10522</text:p>
          </table:table-cell>
          <table:table-cell table:formula="of:=[.F65]/[.F69]" office:value-type="float" office:value="7.68199999506491">
            <text:p>7.681999995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office:value-type="float" office:value="10000000">
            <text:p>10000000</text:p>
          </table:table-cell>
          <table:table-cell office:value-type="float" office:value="120000">
            <text:p>120000</text:p>
          </table:table-cell>
          <table:table-cell office:value-type="float" office:value="469.985">
            <text:p>469.985</text:p>
          </table:table-cell>
          <table:table-cell table:formula="of:=[.F71]/[.F71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000000">
            <text:p>10000000</text:p>
          </table:table-cell>
          <table:table-cell office:value-type="float" office:value="120000">
            <text:p>120000</text:p>
          </table:table-cell>
          <table:table-cell office:value-type="float" office:value="177.5">
            <text:p>177.5</text:p>
          </table:table-cell>
          <table:table-cell table:formula="of:=[.F71]/[.F72]" office:value-type="float" office:value="2.64780281690141">
            <text:p>2.6478028169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000000">
            <text:p>10000000</text:p>
          </table:table-cell>
          <table:table-cell office:value-type="float" office:value="120000">
            <text:p>120000</text:p>
          </table:table-cell>
          <table:table-cell office:value-type="float" office:value="134.967">
            <text:p>134.967</text:p>
          </table:table-cell>
          <table:table-cell table:formula="of:=[.F71]/[.F73]" office:value-type="float" office:value="3.48222158008995">
            <text:p>3.4822215801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0000000">
            <text:p>10000000</text:p>
          </table:table-cell>
          <table:table-cell office:value-type="float" office:value="120000">
            <text:p>120000</text:p>
          </table:table-cell>
          <table:table-cell office:value-type="float" office:value="120.566">
            <text:p>120.566</text:p>
          </table:table-cell>
          <table:table-cell table:formula="of:=[.F71]/[.F74]" office:value-type="float" office:value="3.89815536718478">
            <text:p>3.8981553672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000000">
            <text:p>10000000</text:p>
          </table:table-cell>
          <table:table-cell office:value-type="float" office:value="120000">
            <text:p>120000</text:p>
          </table:table-cell>
          <table:table-cell office:value-type="float" office:value="115.367">
            <text:p>115.367</text:p>
          </table:table-cell>
          <table:table-cell table:formula="of:=[.F71]/[.F75]" office:value-type="float" office:value="4.07382527065799">
            <text:p>4.0738252707</text:p>
          </table:table-cell>
        </table:table-row>
        <table:table-row table:style-name="ro1">
          <table:table-cell/>
          <table:table-cell table:number-columns-repeated="2" office:value-type="float" office:value="8">
            <text:p>8</text:p>
          </table:table-cell>
          <table:table-cell office:value-type="float" office:value="10000000">
            <text:p>10000000</text:p>
          </table:table-cell>
          <table:table-cell office:value-type="float" office:value="120000">
            <text:p>120000</text:p>
          </table:table-cell>
          <table:table-cell office:value-type="float" office:value="112.465">
            <text:p>112.465</text:p>
          </table:table-cell>
          <table:table-cell table:formula="of:=[.F71]/[.F76]" office:value-type="float" office:value="4.17894456052994">
            <text:p>4.1789445605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office:value-type="string">
            <text:p>10^7</text:p>
          </table:table-cell>
          <table:table-cell table:number-columns-repeated="2" office:value-type="float" office:value="1">
            <text:p>1</text:p>
          </table:table-cell>
          <table:table-cell office:value-type="float" office:value="10000000">
            <text:p>10000000</text:p>
          </table:table-cell>
          <table:table-cell office:value-type="float" office:value="2500">
            <text:p>2500</text:p>
          </table:table-cell>
          <table:table-cell office:value-type="float" office:value="74.0137">
            <text:p>74.0137</text:p>
          </table:table-cell>
          <table:table-cell table:formula="of:=[.F78]/[.F78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000000">
            <text:p>10000000</text:p>
          </table:table-cell>
          <table:table-cell office:value-type="float" office:value="2500">
            <text:p>2500</text:p>
          </table:table-cell>
          <table:table-cell office:value-type="float" office:value="55.1847">
            <text:p>55.1847</text:p>
          </table:table-cell>
          <table:table-cell table:formula="of:=[.F78]/[.F79]" office:value-type="float" office:value="1.34119964410425">
            <text:p>1.341199644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000000">
            <text:p>10000000</text:p>
          </table:table-cell>
          <table:table-cell office:value-type="float" office:value="2500">
            <text:p>2500</text:p>
          </table:table-cell>
          <table:table-cell office:value-type="float" office:value="39.1124">
            <text:p>39.1124</text:p>
          </table:table-cell>
          <table:table-cell table:formula="of:=[.F78]/[.F80]" office:value-type="float" office:value="1.89233337765005">
            <text:p>1.8923333777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0000000">
            <text:p>10000000</text:p>
          </table:table-cell>
          <table:table-cell office:value-type="float" office:value="2500">
            <text:p>2500</text:p>
          </table:table-cell>
          <table:table-cell office:value-type="float" office:value="35.9527">
            <text:p>35.9527</text:p>
          </table:table-cell>
          <table:table-cell table:formula="of:=[.F78]/[.F81]" office:value-type="float" office:value="2.05864093656387">
            <text:p>2.0586409366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000000">
            <text:p>10000000</text:p>
          </table:table-cell>
          <table:table-cell office:value-type="float" office:value="2500">
            <text:p>2500</text:p>
          </table:table-cell>
          <table:table-cell office:value-type="float" office:value="37.6648">
            <text:p>37.6648</text:p>
          </table:table-cell>
          <table:table-cell table:formula="of:=[.F78]/[.F82]" office:value-type="float" office:value="1.96506287037234">
            <text:p>1.965062870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office:value-type="float" office:value="10000000">
            <text:p>10000000</text:p>
          </table:table-cell>
          <table:table-cell office:value-type="float" office:value="2500">
            <text:p>2500</text:p>
          </table:table-cell>
          <table:table-cell office:value-type="float" office:value="74.3016">
            <text:p>74.3016</text:p>
          </table:table-cell>
          <table:table-cell table:formula="of:=[.F84]/[.F8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000000">
            <text:p>10000000</text:p>
          </table:table-cell>
          <table:table-cell office:value-type="float" office:value="2500">
            <text:p>2500</text:p>
          </table:table-cell>
          <table:table-cell office:value-type="float" office:value="37.9637">
            <text:p>37.9637</text:p>
          </table:table-cell>
          <table:table-cell table:formula="of:=[.F84]/[.F85]" office:value-type="float" office:value="1.95717488021452">
            <text:p>1.9571748802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000000">
            <text:p>10000000</text:p>
          </table:table-cell>
          <table:table-cell office:value-type="float" office:value="2500">
            <text:p>2500</text:p>
          </table:table-cell>
          <table:table-cell office:value-type="float" office:value="19.1411">
            <text:p>19.1411</text:p>
          </table:table-cell>
          <table:table-cell table:formula="of:=[.F84]/[.F86]" office:value-type="float" office:value="3.8817831786052">
            <text:p>3.8817831786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0000000">
            <text:p>10000000</text:p>
          </table:table-cell>
          <table:table-cell office:value-type="float" office:value="2500">
            <text:p>2500</text:p>
          </table:table-cell>
          <table:table-cell office:value-type="float" office:value="13.1258">
            <text:p>13.1258</text:p>
          </table:table-cell>
          <table:table-cell table:formula="of:=[.F84]/[.F87]" office:value-type="float" office:value="5.66072925078852">
            <text:p>5.6607292508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000000">
            <text:p>10000000</text:p>
          </table:table-cell>
          <table:table-cell office:value-type="float" office:value="2500">
            <text:p>2500</text:p>
          </table:table-cell>
          <table:table-cell office:value-type="float" office:value="9.73512">
            <text:p>9.73512</text:p>
          </table:table-cell>
          <table:table-cell table:formula="of:=[.F84]/[.F88]" office:value-type="float" office:value="7.63232502526933">
            <text:p>7.632325025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office:value-type="float" office:value="10000000">
            <text:p>10000000</text:p>
          </table:table-cell>
          <table:table-cell office:value-type="float" office:value="5000">
            <text:p>5000</text:p>
          </table:table-cell>
          <table:table-cell office:value-type="float" office:value="148.118">
            <text:p>148.118</text:p>
          </table:table-cell>
          <table:table-cell table:formula="of:=[.F90]/[.F90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000000">
            <text:p>10000000</text:p>
          </table:table-cell>
          <table:table-cell office:value-type="float" office:value="5000">
            <text:p>5000</text:p>
          </table:table-cell>
          <table:table-cell office:value-type="float" office:value="75.9014">
            <text:p>75.9014</text:p>
          </table:table-cell>
          <table:table-cell table:formula="of:=[.F90]/[.F91]" office:value-type="float" office:value="1.9514528058771">
            <text:p>1.9514528059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000000">
            <text:p>10000000</text:p>
          </table:table-cell>
          <table:table-cell office:value-type="float" office:value="5000">
            <text:p>5000</text:p>
          </table:table-cell>
          <table:table-cell office:value-type="float" office:value="41.9997">
            <text:p>41.9997</text:p>
          </table:table-cell>
          <table:table-cell table:formula="of:=[.F90]/[.F92]" office:value-type="float" office:value="3.52664423793503">
            <text:p>3.5266442379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0000000">
            <text:p>10000000</text:p>
          </table:table-cell>
          <table:table-cell office:value-type="float" office:value="5000">
            <text:p>5000</text:p>
          </table:table-cell>
          <table:table-cell office:value-type="float" office:value="21.7733">
            <text:p>21.7733</text:p>
          </table:table-cell>
          <table:table-cell table:formula="of:=[.F90]/[.F93]" office:value-type="float" office:value="6.80273546040334">
            <text:p>6.8027354604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000000">
            <text:p>10000000</text:p>
          </table:table-cell>
          <table:table-cell office:value-type="float" office:value="5000">
            <text:p>5000</text:p>
          </table:table-cell>
          <table:table-cell office:value-type="float" office:value="13.7156">
            <text:p>13.7156</text:p>
          </table:table-cell>
          <table:table-cell table:formula="of:=[.F90]/[.F94]" office:value-type="float" office:value="10.799235906559">
            <text:p>10.7992359066</text:p>
          </table:table-cell>
        </table:table-row>
        <table:table-row table:style-name="ro1">
          <table:table-cell/>
          <table:table-cell table:number-columns-repeated="2" office:value-type="float" office:value="8">
            <text:p>8</text:p>
          </table:table-cell>
          <table:table-cell office:value-type="float" office:value="10000000">
            <text:p>10000000</text:p>
          </table:table-cell>
          <table:table-cell office:value-type="float" office:value="5000">
            <text:p>5000</text:p>
          </table:table-cell>
          <table:table-cell office:value-type="float" office:value="8.51385">
            <text:p>8.51385</text:p>
          </table:table-cell>
          <table:table-cell table:formula="of:=[.F90]/[.F95]" office:value-type="float" office:value="17.397299694028">
            <text:p>17.397299694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lte </meta:initial-creator>
    <meta:creation-date>2012-11-14T20:38:57</meta:creation-date>
    <dc:date>2012-11-14T21:54:05</dc:date>
    <dc:creator>Jelte </dc:creator>
    <meta:editing-duration>PT59M58S</meta:editing-duration>
    <meta:editing-cycles>2</meta:editing-cycles>
    <meta:generator>LibreOffice/3.5$Linux_x86 LibreOffice_project/350m1$Build-2</meta:generator>
    <meta:document-statistic meta:table-count="3" meta:cell-count="491" meta:object-count="0"/>
  </office:meta>
</office:document-meta>
</file>